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64a" officeooo:paragraph-rsid="0008a64a"/>
    </style:style>
    <style:style style:name="P2" style:family="paragraph" style:parent-style-name="Standard">
      <style:text-properties officeooo:rsid="00092c2b" officeooo:paragraph-rsid="00092c2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2c2b" officeooo:paragraph-rsid="00092c2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2c2b" officeooo:paragraph-rsid="00092c2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a77c1" officeooo:paragraph-rsid="000a77c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673b" officeooo:paragraph-rsid="000c673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8ec7" officeooo:paragraph-rsid="000c8ec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0c673b" officeooo:paragraph-rsid="000c673b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c673b" officeooo:paragraph-rsid="000c673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c8ec7" officeooo:paragraph-rsid="000c8ec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c9509" officeooo:paragraph-rsid="000c950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c9509" officeooo:paragraph-rsid="000c950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e0f46" officeooo:paragraph-rsid="000e0f4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c8ec7" officeooo:paragraph-rsid="000c8ec7" fo:background-color="#ffff0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c9509" officeooo:paragraph-rsid="000c9509" fo:background-color="#ffff00" style:font-weight-asian="normal" style:font-weight-complex="normal"/>
    </style:style>
    <style:style style:name="P16" style:family="paragraph" style:parent-style-name="Standard">
      <style:text-properties officeooo:rsid="00092c2b" officeooo:paragraph-rsid="00092c2b"/>
    </style:style>
    <style:style style:name="P17" style:family="paragraph" style:parent-style-name="Standard">
      <style:text-properties officeooo:rsid="000fa806" officeooo:paragraph-rsid="000fa806"/>
    </style:style>
    <style:style style:name="T1" style:family="text">
      <style:text-properties officeooo:rsid="00092c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673b" style:font-weight-asian="normal" style:font-weight-complex="normal"/>
    </style:style>
    <style:style style:name="T4" style:family="text">
      <style:text-properties officeooo:rsid="000c8ec7"/>
    </style:style>
    <style:style style:name="T5" style:family="text">
      <style:text-properties officeooo:rsid="000e0f46"/>
    </style:style>
    <style:style style:name="T6" style:family="text">
      <style:text-properties officeooo:rsid="000fba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CLASE A – 8/24 <text:span text:style-name="T1">(1-126)</text:span></text:p>
      <text:p text:style-name="P1">CLASE B – 16/16 <text:span text:style-name="T1">(128-191)</text:span></text:p>
      <text:p text:style-name="P1">CLASE C – 24/8 <text:span text:style-name="T1">(192 -</text:span><text:span text:style-name="T5">223</text:span><text:span text:style-name="T1"> )</text:span></text:p>
      <text:p text:style-name="P1"/>
      <text:p text:style-name="P2">127.X.X.X → RESERVADA</text:p>
      <text:p text:style-name="P2">0.0.0.0 → RESERVADA</text:p>
      <text:p text:style-name="P17">169.254.X.X → RESERVADA <text:span text:style-name="T6">Protocolo APIPA</text:span></text:p>
      <text:p text:style-name="P1"/>
      <text:p text:style-name="P1"/>
      <text:p text:style-name="P1">Broadcast generic a totes les xarxes <text:s/>de clase A : 0.255.255.255</text:p>
      <text:p text:style-name="P1"><text:tab/><text:tab/><text:tab/><text:tab/><text:tab/><text:tab/>clase B: 0.0.255.255</text:p>
      <text:p text:style-name="P1"><text:tab/><text:tab/><text:tab/><text:tab/><text:tab/><text:tab/>clase C: 0.0.0.255</text:p>
      <text:p text:style-name="P1"/>
      <text:p text:style-name="P1">A TOTES LES XARXES I TOTS ELS EQUIPS QUE OCUPEN CADA XARXA DE LA QUE S’HA FET EL BROADCAST.</text:p>
      <text:p text:style-name="P1"/>
      <text:p text:style-name="P1">IP PRIVADA: 10.0.0.0 <text:s/>CLASE A</text:p>
      <text:p text:style-name="P1">IP PRIVADA: 172.16.0.0 – 172.31.255.255 CLASE B</text:p>
      <text:p text:style-name="P1">IP PRIVADA: 192.168.0.0 -192.168.255.255 CLASE C</text:p>
      <text:p text:style-name="P1"/>
      <text:p text:style-name="P1"/>
      <text:p text:style-name="P1"/>
      <text:p text:style-name="P1"/>
      <text:p text:style-name="P2">LINK-local (claseB) 169.254.X.X – 169.254.255.255</text:p>
      <text:p text:style-name="P1"/>
      <text:p text:style-name="P1"/>
      <text:p text:style-name="P2">X→ igual a qualsevol nombre</text:p>
      <text:p text:style-name="P2"/>
      <text:p text:style-name="P2">TEST-net 192.0.2.0 – 192.0.2.255 ( per a fer proves )</text:p>
      <text:p text:style-name="P2"/>
      <text:p text:style-name="P3">SUBNETTING</text:p>
      <text:p text:style-name="P3"/>
      <text:p text:style-name="P4"/>
      <text:p text:style-name="P4"/>
      <text:p text:style-name="P4"/>
      <text:p text:style-name="P5">exemple:</text:p>
      <text:p text:style-name="P5"><text:s/>195.1.1.0</text:p>
      <text:p text:style-name="P5"/>
      <text:p text:style-name="P5">4/4 → Qx: 16 Qa: 14</text:p>
      <text:p text:style-name="P5"/>
      <text:p text:style-name="P6">0<text:tab/>0/15</text:p>
      <text:p text:style-name="P6">1<text:tab/>16/31</text:p>
      <text:p text:style-name="P6">2<text:tab/>32/47</text:p>
      <text:p text:style-name="P6">3<text:tab/>48/63</text:p>
      <text:p text:style-name="P6">4<text:tab/>64/79</text:p>
      <text:p text:style-name="P6">5<text:tab/>80/95</text:p>
      <text:p text:style-name="P8"><text:span text:style-name="T3">6<text:tab/></text:span><text:span text:style-name="T2">96/111</text:span></text:p>
      <text:p text:style-name="P6">7<text:tab/>112/127</text:p>
      <text:p text:style-name="P6">8<text:tab/>128/143</text:p>
      <text:p text:style-name="P6"><text:soft-page-break/>9<text:tab/>144/159</text:p>
      <text:p text:style-name="P6">15<text:tab/>240/255</text:p>
      <text:p text:style-name="P6"/>
      <text:p text:style-name="P6"/>
      <text:p text:style-name="P6">Exercici: <text:s/>Averiguar:</text:p>
      <text:p text:style-name="P6"/>
      <text:p text:style-name="P6">1. Máscara per defecte</text:p>
      <text:p text:style-name="P6">2. Máscara <text:span text:style-name="T4">adaptada</text:span></text:p>
      <text:p text:style-name="P7">3.Classe</text:p>
      <text:p text:style-name="P7">4.Quantitat xarxes</text:p>
      <text:p text:style-name="P7">5.Quantitat adreçes vàlides</text:p>
      <text:p text:style-name="P7">6.Nombre de bits Subxarxes</text:p>
      <text:p text:style-name="P7">7.Nombre de bits hosts/equips</text:p>
      <text:p text:style-name="P7"/>
      <text:p text:style-name="P7">DE LES IPS:</text:p>
      <text:p text:style-name="P7"/>
      <text:p text:style-name="P7"/>
      <text:p text:style-name="P7">IP: 210.100.56.0</text:p>
      <text:p text:style-name="P7">IP: 195.85.8.0</text:p>
      <text:p text:style-name="P7"/>
      <text:p text:style-name="P14"/>
      <text:p text:style-name="P15">suma = n</text:p>
      <text:p text:style-name="P15"><text:s/>If <text:s/>n = x; <text:s/>1º xarxa principi= x*redes , xarxa final = <text:s/>xarxa_principi – 1</text:p>
      <text:p text:style-name="P15"/>
      <text:p text:style-name="P15"/>
      <text:p text:style-name="P15"/>
      <text:p text:style-name="P15"/>
      <text:p text:style-name="P12"/>
      <text:p text:style-name="P12">-------EXERCICI CLASE <text:span text:style-name="T5">B</text:span>-------</text:p>
      <text:p text:style-name="P12"/>
      <text:p text:style-name="P13">B → 150.1.0.0</text:p>
      <text:p text:style-name="P13"/>
      <text:p text:style-name="P13"/>
      <text:p text:style-name="P13">Qh = 2⁷ -2 = 126Qhosts</text:p>
      <text:p text:style-name="P13">Qx = 2⁹ = 512 Subxarxes</text:p>
      <text:p text:style-name="P13"/>
      <text:p text:style-name="P13">Máscara curta = /25</text:p>
      <text:p text:style-name="P13">Máscara llarga = <text:s/>255.255.255.128</text:p>
      <text:p text:style-name="P13"/>
      <text:p text:style-name="P13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6:53:18.495367870</meta:creation-date>
    <dc:date>2021-02-10T17:58:36.475245845</dc:date>
    <meta:editing-duration>PT1H22M45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50" meta:word-count="203" meta:character-count="1177" meta:non-whitespace-character-count="999"/>
  </office:meta>
</office:document-meta>
</file>